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76.2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8.71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8.5mm"/>
    </style:style>
    <style:style style:name="co26" style:family="table-column">
      <style:table-column-properties fo:break-before="auto" style:column-width="27.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2.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25.31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24.77mm"/>
    </style:style>
    <style:style style:name="co34" style:family="table-column">
      <style:table-column-properties fo:break-before="auto" style:column-width="23.14mm"/>
    </style:style>
    <style:style style:name="co35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21.5mm"/>
    </style:style>
    <style:style style:name="co37" style:family="table-column">
      <style:table-column-properties fo:break-before="auto" style:column-width="17.96mm"/>
    </style:style>
    <style:style style:name="co38" style:family="table-column">
      <style:table-column-properties fo:break-before="auto" style:column-width="82.23mm"/>
    </style:style>
    <style:style style:name="co39" style:family="table-column">
      <style:table-column-properties fo:break-before="auto" style:column-width="29.95mm"/>
    </style:style>
    <style:style style:name="co40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333333"/>
    </style:style>
    <style:style style:name="T2" style:family="text">
      <style:text-properties fo:color="#333333" fo:font-style="italic" style:font-style-asian="italic" style:font-style-complex="italic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41"/>
        <table:table-column table:style-name="co12" table:default-cell-style-name="ce4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3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3" table:default-cell-style-name="ce16"/>
        <table:table-column table:style-name="co39" table:default-cell-style-name="ce16"/>
        <table:table-column table:style-name="co36" table:default-cell-style-name="ce16"/>
        <table:table-column table:style-name="co40" table:default-cell-style-name="ce16"/>
        <table:table-column table:style-name="co35" table:default-cell-style-name="ce16"/>
        <table:table-column table:style-name="co24" table:number-columns-repeated="970" table:default-cell-style-name="ce16"/>
        <table:table-column table:style-name="co24" table:number-columns-repeated="9" table:default-cell-style-name="ce69"/>
        <table:table-row table:style-name="ro1">
          <table:table-cell table:style-name="ce10" office:value-type="string" calcext:value-type="string">
            <text:p>Revision 8</text:p>
          </table:table-cell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1">
          <table:table-cell table:style-name="ce10"/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9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OneYear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ix-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6"/>
          <table:table-cell table:style-name="ce44" office:value-type="string" calcext:value-type="string">
            <text:p>Notes:</text:p>
          </table:table-cell>
          <table:table-cell table:style-name="ce44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8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exists but payment seems to have stoppe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was found but has been delete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exists and a payment has been received recently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tandard column lexicon</text:p>
          </table:table-cell>
          <table:table-cell table:style-name="ce5" table:number-columns-repeated="2"/>
          <table:table-cell table:style-name="ce26" office:value-type="string" calcext:value-type="string">
            <text:p>Per-ticket values (CSV in compact format)</text:p>
          </table:table-cell>
          <table:table-cell table:style-name="ce3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Types C and U</text:p>
          </table:table-cell>
          <table:table-cell table:style-name="ce5" office:value-type="string" calcext:value-type="string">
            <text:p>Types C &amp; U description</text:p>
          </table:table-cell>
          <table:table-cell table:style-name="ce5" office:value-type="string" calcext:value-type="string">
            <text:p>Type R<text:span text:style-name="T1"> </text:span><text:span text:style-name="T2">[optional data]</text:span>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4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Payments received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reference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Conventional column lexicon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7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N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7"/>
          <table:table-cell table:style-name="ce44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exclusiv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office:value-type="string" calcext:value-type="string">
            <text:p>AI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office:value-type="string" calcext:value-type="string">
            <text:p>AJ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K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9"/>
          <table:table-cell table:style-name="ce42" table:number-columns-repeated="2"/>
          <table:table-cell table:style-name="ce12" table:number-columns-repeated="1003"/>
          <table:table-cell table:style-name="ce78" table:number-columns-repeated="9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resented as one row per supporter or one row per tick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-ticket columns are those whose values vary ticket by tick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hen using compact format, per-ticket columns must be concatenated to a single value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383">
          <table:table-cell table:number-columns-repeated="1024"/>
        </table:table-row>
        <table:table-row table:style-name="ro5" table:number-rows-repeated="9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2:07:07.55712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24T14:35:53.500863301</dc:date>
    <meta:editing-cycles>44</meta:editing-cycles>
    <meta:editing-duration>PT2H43M30S</meta:editing-duration>
    <meta:generator>LibreOffice/6.0.7.3$Linux_X86_64 LibreOffice_project/00m0$Build-3</meta:generator>
    <meta:document-statistic meta:table-count="1" meta:cell-count="215" meta:object-count="0"/>
  </office:meta>
</office:document-meta>
</file>